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3" style:family="paragraph" style:parent-style-name="Text_20_body">
      <style:paragraph-properties fo:margin-top="0cm" fo:margin-bottom="0.212cm"/>
    </style:style>
    <style:style style:name="P4" style:family="paragraph" style:parent-style-name="Text_20_body" style:list-style-name="L1">
      <style:paragraph-properties fo:margin-top="0cm" fo:margin-bottom="0.212cm"/>
    </style:style>
    <style:style style:name="P5" style:family="paragraph" style:parent-style-name="Text_20_body" style:list-style-name="L2">
      <style:paragraph-properties fo:margin-top="0cm" fo:margin-bottom="0.212cm"/>
      <style:text-properties fo:font-weight="bold"/>
    </style:style>
    <style:style style:name="P6" style:family="paragraph" style:parent-style-name="Text_20_body" style:list-style-name="L4">
      <style:paragraph-properties fo:margin-top="0cm" fo:margin-bottom="0.212cm"/>
      <style:text-properties fo:font-weight="bold"/>
    </style:style>
    <style:style style:name="P7" style:family="paragraph" style:parent-style-name="Text_20_body" style:list-style-name="L2">
      <style:paragraph-properties fo:margin-top="0cm" fo:margin-bottom="0.212cm"/>
    </style:style>
    <style:style style:name="P8" style:family="paragraph" style:parent-style-name="Text_20_body" style:list-style-name="L3">
      <style:paragraph-properties fo:margin-top="0cm" fo:margin-bottom="0.212cm"/>
    </style:style>
    <style:style style:name="P9" style:family="paragraph" style:parent-style-name="Text_20_body" style:list-style-name="L4">
      <style:paragraph-properties fo:margin-top="0cm" fo:margin-bottom="0.212cm"/>
    </style:style>
    <style:style style:name="P10" style:family="paragraph" style:parent-style-name="Text_20_body" style:list-style-name="L1">
      <style:paragraph-properties fo:margin-top="0cm" fo:margin-bottom="0.212cm" fo:text-align="center" style:justify-single-word="false"/>
      <style:text-properties fo:font-size="14pt" fo:font-weight="bold"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font-size="14pt"/>
    </style:style>
    <style:style style:name="T5" style:family="text">
      <style:text-properties fo:font-weight="normal" style:font-weight-asian="normal" style:font-weight-complex="normal"/>
    </style:style>
    <style:style style:name="T6" style:family="text">
      <style:text-properties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2">How to Print Labels</text:p>
      <text:list xml:id="list38705461" text:style-name="L1">
        <text:list-header>
          <text:p text:style-name="P4"/>
          <text:p text:style-name="P10">Please check the <text:s/>“Label Binders” on the shelf behind you before printing new labels. </text:p>
        </text:list-header>
      </text:list>
      <text:p text:style-name="Text_20_body">Getting Started:</text:p>
      <text:list xml:id="list38712393" text:style-name="L2">
        <text:list-item>
          <text:p text:style-name="P5"><text:span text:style-name="T5">Open the</text:span> “Spreadsheet generated labels Feb 2011” <text:span text:style-name="T5">folder on the desktop.</text:span></text:p>
        </text:list-item>
        <text:list-item>
          <text:p text:style-name="P7">Turn on the Panasonic dot-matrix printer.</text:p>
        </text:list-item>
        <text:list-item>
          <text:p text:style-name="P7">Align the labels so that the right side of the labels is at the 40 mark at the back of the printer. Horizontally align the division between labels flush with the top of the thick black line.</text:p>
        </text:list-item>
        <text:list-item>
          <text:p text:style-name="P7">Make sure the switch box (located on top of the old computer) is switch up to “A: Labels”.</text:p>
        </text:list-item>
      </text:list>
      <text:p text:style-name="Text_20_body"/>
      <text:p text:style-name="Text_20_body">To find the label you want to print: </text:p>
      <text:list xml:id="list38699991" text:style-name="L3">
        <text:list-item>
          <text:p text:style-name="P8"><text:span text:style-name="T1">Press “Ctrl F”</text:span> keys on the keyboard. </text:p>
        </text:list-item>
        <text:list-item>
          <text:p text:style-name="P8">Type the food item name in the “Search For” box and click “Find All”. </text:p>
        </text:list-item>
        <text:list-item>
          <text:p text:style-name="P8">Search from the top and click through the highlighted labels until you get the label you want.</text:p>
        </text:list-item>
      </text:list>
      <text:p text:style-name="Text_20_body"/>
      <text:p text:style-name="Text_20_body">To print labels: </text:p>
      <text:list xml:id="list38693982" text:style-name="L4">
        <text:list-item>
          <text:p text:style-name="P6">Make sure the cursor is blinking on that label.</text:p>
        </text:list-item>
        <text:list-item>
          <text:p text:style-name="P9"><text:span text:style-name="T1">Select “FILE &gt; PRINT”</text:span> (DO NOT CLICK THE PRINTER ICON ON THE TOOLBAR).</text:p>
        </text:list-item>
        <text:list-item>
          <text:p text:style-name="P9">In the PRINT box, <text:span text:style-name="T2">MAKE SURE TO SELECT “</text:span><text:span text:style-name="T1">PAGES”</text:span> <text:s text:c="57"/><text:span text:style-name="T5">If left on “ALL PAGES” you will print all the 300+ labels in the folder! If this happens, not to worry, turn off the printer double click on the printer icon (bottom right side of the screen beside the clock) and cancel the print job.</text:span></text:p>
        </text:list-item>
        <text:list-item>
          <text:p text:style-name="P9">fill in the desired “Number of Copies”. <text:s/>(Always print 1 single label first to check the printer alignment.)</text:p>
        </text:list-item>
        <text:list-item>
          <text:p text:style-name="P9">Click “OK”.</text:p>
        </text:list-item>
        <text:list-item>
          <text:p text:style-name="P9">VOILA!! Your labels should be printing!</text:p>
        </text:list-item>
      </text:list>
      <text:p text:style-name="P3"/>
      <text:p text:style-name="P3"/>
      <text:p text:style-name="Text_20_body">*<text:span text:style-name="T1">If</text:span> <text:span text:style-name="T1">the printer just rolls out empty labels and won’t stop, turn off printer.</text:span> </text:p>
      <text:p text:style-name="Text_20_body">In FILE &gt; PRINT, click PROPERTIES, click ADVANCED, and under “Paper Size” choose label 35 x 15, then OK.</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2385 Agricola Grainery Food Coop</meta:initial-creator>
    <meta:creation-date>2011-03-30T18:57:16.21</meta:creation-date>
    <meta:printed-by>2385 Agricola Grainery Food Coop</meta:printed-by>
    <meta:print-date>2011-03-30T19:19:21.96</meta:print-date>
    <meta:document-statistic meta:table-count="0" meta:image-count="0" meta:object-count="0" meta:page-count="1" meta:paragraph-count="20" meta:word-count="302" meta:character-count="1575"/>
    <dc:date>2011-03-30T19:20:56.15</dc:date>
    <dc:creator>2385 Agricola Grainery Food Coop</dc:creator>
    <meta:editing-duration>PT00H08M29S</meta:editing-duration>
    <meta:editing-cycles>1</meta:editing-cycles>
    <meta:generator>OpenOffice.org/3.2$Win32 OpenOffice.org_project/320m12$Build-9483</meta:generator>
  </office:meta>
</office:document-meta>
</file>